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4-10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4-03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3-10-2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3-10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3-07-2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3-03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2-03-14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21-03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9-10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9-07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9-03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8-07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8-03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8-03-0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10-1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10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06-0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06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03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7-03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6-10-0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6-10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6-06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6-03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5-09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5-06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5-03-0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5-01-1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4-10-1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4-06-2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4-03-04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3-12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3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3-08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3-06-1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3-03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2-12-0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2-09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2-06-1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2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1-12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1-09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1-06-1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820</text:p>
          </table:table-cell>
          <table:table-cell office:value-type="string" calcext:value-type="string">
            <text:p>01S/14E-02DBD</text:p>
          </table:table-cell>
          <table:table-cell office:value-type="string" calcext:value-type="string">
            <text:p>2011-03-08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